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OneChoiceRenderer.getComponentExtraWidth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ChoiceRenderer.encodeEnd( FacesContext facesContext , UIComponent compon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electOneChoiceRenderer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